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f22be" officeooo:paragraph-rsid="000a7be5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daf08" officeooo:paragraph-rsid="000a7be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eeb59" officeooo:paragraph-rsid="000a7be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90ba3d" officeooo:paragraph-rsid="000a7b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ca61a" officeooo:paragraph-rsid="000a7be5" style:font-size-asian="12pt" style:font-size-complex="12pt"/>
    </style:style>
    <style:style style:name="P6" style:family="paragraph" style:parent-style-name="Standard">
      <style:text-properties officeooo:rsid="002c8906" officeooo:paragraph-rsid="000a7be5"/>
    </style:style>
    <style:style style:name="P7" style:family="paragraph" style:parent-style-name="Standard">
      <style:text-properties style:font-name="Dudu Cyryllic" officeooo:rsid="002c8906" officeooo:paragraph-rsid="000a7be5"/>
    </style:style>
    <style:style style:name="P8" style:family="paragraph" style:parent-style-name="Standard">
      <style:text-properties style:font-name="Liberation Serif" fo:font-style="italic" officeooo:rsid="002c8906" officeooo:paragraph-rsid="000a7be5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2df102" officeooo:paragraph-rsid="000a7be5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2f22be" officeooo:paragraph-rsid="000a7be5" style:font-style-asian="italic" style:font-style-complex="italic"/>
    </style:style>
    <style:style style:name="P11" style:family="paragraph" style:parent-style-name="Standard">
      <style:text-properties officeooo:rsid="002df102" officeooo:paragraph-rsid="000a7be5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officeooo:rsid="008daf08" officeooo:paragraph-rsid="000a7be5" style:font-size-asian="12pt" style:font-size-complex="12pt"/>
    </style:style>
    <style:style style:name="T1" style:family="text">
      <style:text-properties officeooo:rsid="008daf08"/>
    </style:style>
    <style:style style:name="T2" style:family="text">
      <style:text-properties officeooo:rsid="019bfe2b"/>
    </style:style>
    <style:style style:name="T3" style:family="text">
      <style:text-properties officeooo:rsid="0350031a"/>
    </style:style>
    <style:style style:name="T4" style:family="text">
      <style:text-properties officeooo:rsid="0038214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3da72c" style:font-weight-asian="normal" style:font-weight-complex="normal"/>
    </style:style>
    <style:style style:name="T7" style:family="text">
      <style:text-properties fo:font-weight="normal" officeooo:rsid="00137bde" style:font-weight-asian="normal" style:font-weight-complex="normal"/>
    </style:style>
    <style:style style:name="T8" style:family="text">
      <style:text-properties officeooo:rsid="013da72c"/>
    </style:style>
    <style:style style:name="T9" style:family="text">
      <style:text-properties officeooo:rsid="002df102"/>
    </style:style>
    <style:style style:name="T10" style:family="text">
      <style:text-properties officeooo:rsid="002f22be"/>
    </style:style>
    <style:style style:name="T11" style:family="text">
      <style:text-properties officeooo:rsid="004e0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/>
      <text:p text:style-name="P2">После тисков украинской «мови» тянуло расслабиться. <text:s/>Я попросил у Жоры Ильченко одну из книг, что он прикупил в Индии и начал переводить её на русский.</text:p>
      <text:p text:style-name="P2">Не толстая такая книжица, страниц на двести; автор Питер Бенчли, писатель в третьем поколении, то есть и дед, и папа занимались тем же ремеслом. </text:p>
      <text:p text:style-name="P2">Название — «Челюсти», про акулу-людоедку.</text:p>
      <text:p text:style-name="P2">Профессиональный винегрет, всего понемногу — откушенные конечности, любовная линия, шериф, мафия проездом.</text:p>
      <text:p text:style-name="P2">Правда, заключительная сцена гибели акулы без зазрения совести списана из «Моби Дика», но кто теперь читает Мелвилла?</text:p>
      <text:p text:style-name="P2">Я исписал несколько общих тетрадок. Закончил зимой в Конотопе. </text:p>
      <text:p text:style-name="P2">Значит это была ночь с субботы на воскресенье, или зимние каникулы.</text:p>
      <text:p text:style-name="P3">Часы на стене кухни показывали далеко заполночь, последнюю точку я намалевал на полстраницы <text:span text:style-name="T1">— </text:span>хотел извести пасту в ручке, но она так и не кончилась.</text:p>
      <text:p text:style-name="P3">Я выключил свет и лёг на диване в гостиной. За двумя большими окнами стояла какая-то белесая ночь, наверное, снег отсвечивал. И мне казалось, что она, эта ночь, как-то аж налегла на стёкла окон, вот-вот вломится. </text:p>
      <text:p text:style-name="P3">Пришлось поскорее заснуть — никогда не любил ужастики.</text:p>
      <text:p text:style-name="P3">А тетрадки те моя сест<text:span text:style-name="T2">р</text:span>а Наташа потом дала кому-то почитать и они бесследно ушли по рукам.</text:p>
      <text:p text:style-name="P3"/>
      <text:p text:style-name="P3">Всё это хорошо, но когда же о главном?</text:p>
      <text:p text:style-name="P3"/>
      <text:p text:style-name="P3">Ира.</text:p>
      <text:p text:style-name="P3"/>
      <text:p text:style-name="P3">Мои отношения с ней в тот период можно передать одним словом — мýка.</text:p>
      <text:p text:style-name="P3">Если хорошенько поднапрячься, то можно и пару слов подобрать — мýка мученическая.</text:p>
      <text:p text:style-name="P3"/>
      <text:p text:style-name="P3">Начать с того, что возобновление с ней отношений в Нежине оказалось непростым делом.</text:p>
      <text:p text:style-name="P3">Зачем возобновлять?</text:p>
      <text:p text:style-name="P3">Так ведь я ж был влюблён! </text:p>
      <text:p text:style-name="P3">С первого взгляда на той тропе через мокрые стебли кукурузы.</text:p>
      <text:p text:style-name="P3">И не следует забывать, что по своей натуре я — однолюб. Раз уж влюбился, то разлюбливать, перелюбливать — не по мне.</text:p>
      <text:p text:style-name="P3">Недаром из крылатых выражений отец мой чаще всего повторял, что моя лень-матушка раньше меня родилась.</text:p>
      <text:p text:style-name="P3">К тому же, Нежин подтвердил правильность моей влюблённости — при всей многоликости, многоногости, многобёдрости, многогрудости выбора — ей не было равных.</text:p>
      <text:p text:style-name="P4">Начиная с одежды — в эпоху дефицита она умудрялась выглядеть по-европейски, как в фильмах итало-франко-германского производства.</text:p>
      <text:p text:style-name="P4">Переходя к белью — я в жизни ещё не видел столь утончённо женского белья.</text:p>
      <text:p text:style-name="P4">Обращаясь к самому важному — к телу.</text:p>
      <text:p text:style-name="P4">Такие тела как у неё я видел только в ванной на Объекте, сидя рядом с огнём пылающим в титане, когда рассматривал изваяния богинь, дриад и нимф Эллады на чёрно-белых иллюстрациях в книге «Легенды и мифы Древней Греции».</text:p>
      <text:p text:style-name="P4">А вот походка у неё современно немецкая — размашисто широкий шаг, решительный взмах рук.</text:p>
      <text:p text:style-name="P4">Круглое лицо, высокие скулы, нос с крохотной горбинкой, широкие, но не вывернутые губы, правильный подбородок; волосы — идеальной длины, причёска — моей излюбленной формы.</text:p>
      <text:p text:style-name="P4"><text:soft-page-break/>Я любил смотреть как она приближается своим решительным шагом по улице ведущей к Старому корпусу, а в далёком круге её лица из нерезких, как на полной луне, разводов начинают проступать черты Иры.</text:p>
      <text:p text:style-name="P4">Но это не сразу.</text:p>
      <text:p text:style-name="P4">Поначалу она верила зловещим предсказаниям Оли.</text:p>
      <text:p text:style-name="P4"><text:span text:style-name="T3">И</text:span> даже Вера, которая так рьяно готовила нам ложе в Большевике для плотских утех и пролития потоков сладострастья, неопределённо пожимала плечами — про него такое рассказывают!</text:p>
      <text:p text:style-name="P4">Так что первые наши встречи в Нежине не слишком обнадёживали и у меня даже закралось сомнение, что случившееся в Большевике не более, чем «колхозный» роман, в котором дочь преподавательницы попросту использовала меня.</text:p>
      <text:p text:style-name="P5"/>
      <text:p text:style-name="P6">Спустя какое-то время ко мне в общагу пришла Аня, однокурсница Иры, и сказала, что та ждёт меня в их комнате филфаковского общежития на площади.</text:p>
      <text:p text:style-name="P6">Кляня себя за мягкотелость и всякое отсутствие мужской гордости, я отправился туда.</text:p>
      <text:p text:style-name="P6">Ира лежала на одной из коек, почему-то без кофты, но в как всегда <text:span text:style-name="T4">в </text:span>красивом женском белье. Девушки тактично оставили нас одних.</text:p>
      <text:p text:style-name="P6">Я присел на койку рядом с ней, стараясь не подавать вида насколько пленён красотой её торса и странно бледного лица.</text:p>
      <text:p text:style-name="P6">Она сказала, что у неё была беременность и молодой хирург-гинеколог сделал ей аборт на дому под наркозом.</text:p>
      <text:p text:style-name="P6">Аборт под наркозом? На дому? Молодой?</text:p>
      <text:p text:style-name="P7"/>
      <text:p text:style-name="P8"><text:span text:style-name="T6">(...</text:span><text:span text:style-name="T7">некоторые мысли </text:span><text:span text:style-name="T5">лучше </text:span><text:span text:style-name="T6">не</text:span><text:span text:style-name="T7"> начинать думать, а если уж начал, то, </text:span><text:span text:style-name="T6">по крайней мере,</text:span><text:span text:style-name="T7"> не додумывать до конца...</text:span><text:span text:style-name="T6">)</text:span></text:p>
      <text:p text:style-name="P6"><text:s/></text:p>
      <text:p text:style-name="P6">К моей любви добавились чувства вины и сострадания. Я ничего не мог с собой поделать, обнял её за плечи и, <text:s/>приподняв с подушки, прижал к себе.</text:p>
      <text:p text:style-name="P6">- Я люблю тебя, Ира. Всегда знай, что я тебя люблю.</text:p>
      <text:p text:style-name="P6"/>
      <text:p text:style-name="P8"><text:span text:style-name="T8">(...и</text:span> вот опять я упираюсь в несвоевременность своего рождения. Веду себя как древний грек, во времена которых именно женщины отвечали за контроль рождаемости. Притирания там всякие, амулеты.</text:p>
      <text:p text:style-name="P8">А в нынешний просвещённый век слабый пол нам уже на голову сел и ножки свесил, причём продолжает прикидываться слабым...<text:span text:style-name="T8">)</text:span></text:p>
      <text:p text:style-name="P8"/>
      <text:p text:style-name="P6">В дополнение к <text:span text:style-name="T9">недоразумениям из-за плотной опеки подруг, у нас на первой стадии любви никак не складывались половые отношения.</text:span></text:p>
      <text:p text:style-name="P11">То есть условия для отношений имелись. Без проблем. </text:p>
      <text:p text:style-name="P11">Стоило Ире прийти в 72-ю и мои сожители-первокурсники по собственному почину отправлялись на первый этаж общаги — переключать каналы телевизора или сидеть в буфете над бутылкой лимонада. </text:p>
      <text:p text:style-name="P11">Проблема коренилась глубже...</text:p>
      <text:p text:style-name="P11">Не сразу, но я заметил, что после наших занятий любовью у Иры портилось настроение и по дороге от общаги домой она говорила со мною о грустном.</text:p>
      <text:p text:style-name="P11">Как грустно, когда по стадиону, куда ты два года ходила на лёгкую атлетику, ветер тащит осенние листья, а ты знаешь, что тебе тут уже больше не бегать — ты зашла попрощаться после растяжения связок.</text:p>
      <text:p text:style-name="P11">Как грустно, когда за праздничным столом твои родители настолько увлечены выяснением своих отношений, что и не замечают, что ты берёшь со стола уже третью тарелку и не спеша позволяешь ей упасть на пол, где валяются осколки двух предыдущих — бздынь! <text:s/>— прежде, чем мама с папой наконец обернутся к тебе...</text:p>
      <text:p text:style-name="P11"><text:soft-page-break/></text:p>
      <text:p text:style-name="P11">Дальше — больше. </text:p>
      <text:p text:style-name="P11">Смена настроения переросла в прямой саботаж. </text:p>
      <text:p text:style-name="P11">Как ещё назвать, если в конце акта партнёрша выдёргивается из-под тебя?</text:p>
      <text:p text:style-name="P11">Мне стоило немалых усилий, чтобы добиться признания — причина непостижимого поведения в явственных позывах к неудержимому мочеиспусканию.</text:p>
      <text:p text:style-name="P11"/>
      <text:p text:style-name="P9"><text:span text:style-name="T8">(...д</text:span>а здравствует наша советская система образования — самая лучшая система в мире!</text:p>
      <text:p text:style-name="P9">Деревенских жителей она не смогла искалечить до такой степени — <text:span text:style-name="T10">спасало непосредственное наблюдение естественных фактов жизни. Там девушка с одного взгляда определит с чем ты на неё лезешь. Но в городе?</text:span></text:p>
      <text:p text:style-name="P10">В конце учебника анатомии за 8-й класс среди цветных иллюстраций имелось изображение мужского члена, деликатно прикрытого выпущенными кишками, на общей схеме внутренних органов. <text:s/></text:p>
      <text:p text:style-name="P10">Картинки в конце книги дети проходили самостоятельно <text:span text:style-name="T9">—</text:span> за весь учебный год класс успевал дойти лишь до половины учебника.</text:p>
      <text:p text:style-name="P10">Откуда же бедной дочери преподавательницы знать разницу между оргазмом и мочеиспусканием?..<text:span text:style-name="T8">)</text:span></text:p>
      <text:p text:style-name="P10"/>
      <text:p text:style-name="P1">Не знаю, помогли ли мои настойчивые просьбы довериться своему собственному телу, котор<text:span text:style-name="T11">о</text:span>е мудрее чем она. </text:p>
      <text:p text:style-name="P1">Во всяком случае, выдёргиваться перестала.</text:p>
      <text:p text:style-name="P1"/>
      <text:p text:style-name="P1">Все эти мучительные кризисы в отношениях требовали восстановления сил и <text:s/>рихтовки ущемлённого самоуважения, что и привело к возникновению Светы, которая жила в общаге, и Марии, которая в общаге не жила, но туда приходила, а иногда я ходил ночевать к н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13:39.778656047</meta:creation-date>
    <dc:date>2017-03-02T17:13:46.424627134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4" meta:word-count="1057" meta:character-count="6934" meta:non-whitespace-character-count="5898"/>
    <meta:generator>LibreOffice/4.3.3.2$Linux_x86 LibreOffice_project/430m0$Build-2</meta:generator>
  </office:meta>
</office:document-meta>
</file>